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style:text-underline-style="none" officeooo:rsid="0005fb27" officeooo:paragraph-rsid="000464bf"/>
    </style:style>
    <style:style style:name="P2" style:family="paragraph" style:parent-style-name="Heading_20_3">
      <style:text-properties style:text-underline-style="none" officeooo:rsid="0005fb27"/>
    </style:style>
    <style:style style:name="P3" style:family="paragraph" style:parent-style-name="Horizontal_20_Line">
      <style:text-properties style:font-name="Calibri" fo:background-color="#ffff00"/>
    </style:style>
    <style:style style:name="P4" style:family="paragraph" style:parent-style-name="Horizontal_20_Line">
      <style:text-properties style:font-name="Calibri" officeooo:paragraph-rsid="0008c052" fo:background-color="transparent"/>
    </style:style>
    <style:style style:name="P5" style:family="paragraph" style:parent-style-name="Horizontal_20_Line">
      <style:text-properties style:font-name="Calibri" fo:background-color="transparent"/>
    </style:style>
    <style:style style:name="P6" style:family="paragraph" style:parent-style-name="Horizontal_20_Line">
      <style:text-properties officeooo:paragraph-rsid="0008c052" fo:background-color="transparent"/>
    </style:style>
    <style:style style:name="P7" style:family="paragraph" style:parent-style-name="Text_20_body" style:list-style-name="L8"/>
    <style:style style:name="P8" style:family="paragraph" style:parent-style-name="Text_20_body" style:list-style-name="L9"/>
    <style:style style:name="P9" style:family="paragraph" style:parent-style-name="Text_20_body" style:list-style-name="L11"/>
    <style:style style:name="P10" style:family="paragraph" style:parent-style-name="Text_20_body" style:list-style-name="L12"/>
    <style:style style:name="P11" style:family="paragraph" style:parent-style-name="Text_20_body" style:list-style-name="L13"/>
    <style:style style:name="P12" style:family="paragraph" style:parent-style-name="Text_20_body" style:list-style-name="L14"/>
    <style:style style:name="P13" style:family="paragraph" style:parent-style-name="Text_20_body" style:list-style-name="L15"/>
    <style:style style:name="P14" style:family="paragraph" style:parent-style-name="Text_20_body">
      <style:text-properties style:font-name="Calibri"/>
    </style:style>
    <style:style style:name="P15" style:family="paragraph" style:parent-style-name="Text_20_body">
      <style:text-properties style:font-name="Calibri" fo:background-color="transparent"/>
    </style:style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8">
      <style:text-properties officeooo:paragraph-rsid="0008c052"/>
    </style:style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>
      <style:text-properties officeooo:paragraph-rsid="0008c052"/>
    </style:style>
    <style:style style:name="P23" style:family="paragraph" style:parent-style-name="Text_20_body">
      <style:text-properties officeooo:paragraph-rsid="00094f9e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07ebf1"/>
    </style:style>
    <style:style style:name="T3" style:family="text">
      <style:text-properties style:font-name="Calibri" officeooo:rsid="0007ebf1"/>
    </style:style>
    <style:style style:name="T4" style:family="text">
      <style:text-properties style:font-name="Calibri" fo:font-weight="normal" officeooo:rsid="0007ebf1" style:font-weight-asian="normal" style:font-weight-complex="normal"/>
    </style:style>
    <style:style style:name="T5" style:family="text">
      <style:text-properties style:font-name="Calibri" fo:font-weight="normal" officeooo:rsid="0007ebf1" style:font-weight-asian="normal" style:font-weight-complex="normal"/>
    </style:style>
    <style:style style:name="T6" style:family="text">
      <style:text-properties style:font-name="Calibri" fo:font-weight="normal" officeooo:rsid="0008c052" style:font-weight-asian="normal" style:font-weight-complex="normal"/>
    </style:style>
    <style:style style:name="T7" style:family="text">
      <style:text-properties style:font-name="Calibri" fo:font-weight="normal" officeooo:rsid="0008c052" style:font-weight-asian="normal" style:font-weight-complex="normal"/>
    </style:style>
    <style:style style:name="T8" style:family="text">
      <style:text-properties style:font-name="Calibri" fo:font-weight="normal" officeooo:rsid="0007ebf1" fo:background-color="#ffff00" loext:char-shading-value="0" style:font-weight-asian="normal" style:font-weight-complex="normal"/>
    </style:style>
    <style:style style:name="T9" style:family="text">
      <style:text-properties style:font-name="Calibri" fo:font-weight="normal" officeooo:rsid="0007ebf1" fo:background-color="#ffff00" loext:char-shading-value="0" style:font-weight-asian="normal" style:font-weight-complex="normal"/>
    </style:style>
    <style:style style:name="T10" style:family="text">
      <style:text-properties style:font-name="Calibri" fo:font-weight="normal" officeooo:rsid="0008c052" fo:background-color="#ffff00" loext:char-shading-value="0" style:font-weight-asian="normal" style:font-weight-complex="normal"/>
    </style:style>
    <style:style style:name="T11" style:family="text">
      <style:text-properties style:font-name="Calibri" fo:font-weight="normal" officeooo:rsid="0008c052" fo:background-color="#ffff00" loext:char-shading-value="0" style:font-weight-asian="normal" style:font-weight-complex="normal"/>
    </style:style>
    <style:style style:name="T12" style:family="text">
      <style:text-properties style:font-name="Calibri" fo:font-weight="normal" officeooo:rsid="0007ebf1" fo:background-color="transparent" loext:char-shading-value="0" style:font-weight-asian="normal" style:font-weight-complex="normal"/>
    </style:style>
    <style:style style:name="T13" style:family="text">
      <style:text-properties style:font-name="Calibri" fo:font-weight="normal" officeooo:rsid="0007ebf1" fo:background-color="transparent" loext:char-shading-value="0" style:font-weight-asian="normal" style:font-weight-complex="normal"/>
    </style:style>
    <style:style style:name="T14" style:family="text">
      <style:text-properties style:font-name="Calibri" fo:font-weight="normal" officeooo:rsid="0008c052" fo:background-color="transparent" loext:char-shading-value="0" style:font-weight-asian="normal" style:font-weight-complex="normal"/>
    </style:style>
    <style:style style:name="T15" style:family="text">
      <style:text-properties style:font-name="Calibri" fo:font-weight="normal" officeooo:rsid="0008c052" fo:background-color="transparent" loext:char-shading-value="0" style:font-weight-asian="normal" style:font-weight-complex="normal"/>
    </style:style>
    <style:style style:name="T16" style:family="text">
      <style:text-properties style:font-name="Calibri" fo:font-weight="normal" officeooo:rsid="000a955c" fo:background-color="transparent" loext:char-shading-value="0" style:font-weight-asian="normal" style:font-weight-complex="normal"/>
    </style:style>
    <style:style style:name="T17" style:family="text">
      <style:text-properties style:font-name="Calibri" officeooo:rsid="0008c052"/>
    </style:style>
    <style:style style:name="T18" style:family="text">
      <style:text-properties style:font-name="Calibri" officeooo:rsid="0008c052"/>
    </style:style>
    <style:style style:name="T19" style:family="text">
      <style:text-properties style:font-name="Calibri" fo:background-color="#ffff00" loext:char-shading-value="0"/>
    </style:style>
    <style:style style:name="T20" style:family="text">
      <style:text-properties style:font-name="Calibri" officeooo:rsid="0007ebf1" fo:background-color="#ffff00" loext:char-shading-value="0"/>
    </style:style>
    <style:style style:name="T21" style:family="text">
      <style:text-properties style:font-name="Calibri" officeooo:rsid="0007ebf1" fo:background-color="#ffff00" loext:char-shading-value="0"/>
    </style:style>
    <style:style style:name="T22" style:family="text">
      <style:text-properties style:font-name="Calibri" officeooo:rsid="0008c052" fo:background-color="#ffff00" loext:char-shading-value="0"/>
    </style:style>
    <style:style style:name="T23" style:family="text">
      <style:text-properties style:font-name="Calibri" officeooo:rsid="0008c052" fo:background-color="#ffff00" loext:char-shading-value="0"/>
    </style:style>
    <style:style style:name="T24" style:family="text">
      <style:text-properties style:font-name="Calibri" fo:background-color="#ffff00" loext:char-shading-value="0"/>
    </style:style>
    <style:style style:name="T25" style:family="text">
      <style:text-properties style:font-name="Calibri"/>
    </style:style>
    <style:style style:name="T26" style:family="text">
      <style:text-properties style:font-name="Calibri" fo:background-color="transparent" loext:char-shading-value="0"/>
    </style:style>
    <style:style style:name="T27" style:family="text">
      <style:text-properties style:font-name="Calibri" fo:background-color="transparent" loext:char-shading-value="0"/>
    </style:style>
    <style:style style:name="T28" style:family="text">
      <style:text-properties style:font-name="Calibri" officeooo:rsid="0007ebf1" fo:background-color="transparent" loext:char-shading-value="0"/>
    </style:style>
    <style:style style:name="T29" style:family="text">
      <style:text-properties style:font-name="Calibri" officeooo:rsid="0007ebf1" fo:background-color="transparent" loext:char-shading-value="0"/>
    </style:style>
    <style:style style:name="T30" style:family="text">
      <style:text-properties style:font-name="Calibri" officeooo:rsid="0008c052" fo:background-color="transparent" loext:char-shading-value="0"/>
    </style:style>
    <style:style style:name="T31" style:family="text">
      <style:text-properties style:font-name="Calibri" officeooo:rsid="0008c052" fo:background-color="transparent" loext:char-shading-value="0"/>
    </style:style>
    <style:style style:name="T32" style:family="text">
      <style:text-properties fo:background-color="#ffff00" loext:char-shading-value="0"/>
    </style:style>
    <style:style style:name="T33" style:family="text">
      <style:text-properties fo:background-color="#ffff00" loext:char-shading-value="0"/>
    </style:style>
    <style:style style:name="T34" style:family="text"/>
    <style:style style:name="T35" style:family="text">
      <style:text-properties fo:background-color="transparent" loext:char-shading-value="0"/>
    </style:style>
    <style:style style:name="T36" style:family="text">
      <style:text-properties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<text:span text:style-name="T27">Informe de Transaccions - Alemanya</text:span></text:span></text:h>
      <text:h text:style-name="Heading_20_3" text:outline-level="3"><text:span text:style-name="Strong_20_Emphasis"><text:span text:style-name="T27">1. Visió general de les transaccions</text:span></text:span></text:h>
      <text:p text:style-name="Text_20_body"><text:span text:style-name="T27">Durant el període analitzat, s'han registrat un total de </text:span><text:span text:style-name="Strong_20_Emphasis"><text:span text:style-name="T27">118 transaccions associades a Alemanya</text:span></text:span><text:span text:style-name="T27">, de les quals:</text:span></text:p>
      <text:list text:style-name="L8">
        <text:list-item>
          <text:p text:style-name="P7"><text:span text:style-name="Strong_20_Emphasis"><text:span text:style-name="T27">111 transaccions han estat completades amb èxit</text:span></text:span><text:span text:style-name="T27">, sumant un total de </text:span><text:span text:style-name="Strong_20_Emphasis"><text:span text:style-name="T27">26.889 €</text:span></text:span><text:span text:style-name="T27">.</text:span></text:p>
        </text:list-item>
        <text:list-item>
          <text:p text:style-name="P7"><text:span text:style-name="Strong_20_Emphasis"><text:span text:style-name="T27">7 transaccions han estat rebutjades</text:span></text:span><text:span text:style-name="T27">, representant un valor potencial de </text:span><text:span text:style-name="Strong_20_Emphasis"><text:span text:style-name="T27">1.927 €</text:span></text:span><text:span text:style-name="T27"> no ingressats.</text:span></text:p>
        </text:list-item>
      </text:list>
      <text:p text:style-name="Text_20_body"><text:span text:style-name="T27">Aquestes </text:span><text:span text:style-name="Strong_20_Emphasis"><text:span text:style-name="T27">111 transaccions </text:span></text:span><text:span text:style-name="T27">posiciona Alemanya com </text:span><text:span text:style-name="Strong_20_Emphasis"><text:span text:style-name="T27">el país amb més volum d’activitat transaccional</text:span></text:span><text:span text:style-name="T27"> dins del conjunt de mercats analitzats.</text:span></text:p>
      <text:p text:style-name="Text_20_body"><text:span text:style-name="T27">Tot i això, </text:span><text:span text:style-name="Strong_20_Emphasis"><text:span text:style-name="T27">no s’ha assolit l’objectiu de mantenir un màxim de 5 transaccions rebutjades</text:span></text:span><text:span text:style-name="T27">, </text:span><text:span text:style-name="T29">i es recomana</text:span><text:span text:style-name="T27"> investigar les causes i plantejar accions correctores.</text:span></text:p>
      <text:p text:style-name="P4"/>
      <text:h text:style-name="Heading_20_3" text:outline-level="3"><text:span text:style-name="Strong_20_Emphasis"><text:span text:style-name="T27">2. Anàlisi de les vendes per any</text:span></text:span></text:h>
      <text:p text:style-name="P15">La mitjana de vendes ha sofert una davallada entre els dos anys considerats:</text:p>
      <text:list text:style-name="L9">
        <text:list-item>
          <text:p text:style-name="P8"><text:span text:style-name="Strong_20_Emphasis"><text:span text:style-name="T27">Any 2021</text:span></text:span><text:span text:style-name="T27">: mitjana de </text:span><text:span text:style-name="Strong_20_Emphasis"><text:span text:style-name="T27">236 €</text:span></text:span><text:span text:style-name="T27"> per transacció.</text:span></text:p>
        </text:list-item>
        <text:list-item>
          <text:p text:style-name="P8"><text:span text:style-name="Strong_20_Emphasis"><text:span text:style-name="T27">Any 2022</text:span></text:span><text:span text:style-name="T27">: mitjana de </text:span><text:span text:style-name="Strong_20_Emphasis"><text:span text:style-name="T27">183 €</text:span></text:span><text:span text:style-name="T27"> per transacció.</text:span></text:p>
        </text:list-item>
      </text:list>
      <text:p text:style-name="Text_20_body"><text:span text:style-name="T27">És important remarcar que les dades disponibles van de </text:span><text:span text:style-name="Strong_20_Emphasis"><text:span text:style-name="T27">març de 2021 a març de 2022</text:span></text:span><text:span text:style-name="T27">, amb l’exclusió d’</text:span><text:span text:style-name="T29">ambdós</text:span><text:span text:style-name="T27"> mesos de març per no estar complets. Per tant, </text:span><text:span text:style-name="Strong_20_Emphasis"><text:span text:style-name="T27">les dades del 2022 inclouen només gener i febrer</text:span></text:span><text:span text:style-name="T27">, mesos que, especialment gener, poden estar afectats per una reducció estacional de la demanda després del període nadalenc.</text:span></text:p>
      <text:p text:style-name="P22"><text:span text:style-name="T27">Aquesta limitació </text:span><text:span text:style-name="Strong_20_Emphasis"><text:span text:style-name="T27">impedeix extreure conclusions robustes</text:span></text:span><text:span text:style-name="T27"> sobre l’evolució anual de les vendes en el cas concret d’Alemanya.</text:span></text:p>
      <text:p text:style-name="P5"/>
      <text:h text:style-name="Heading_20_3" text:outline-level="3"><text:span text:style-name="Strong_20_Emphasis"><text:span text:style-name="T29">3</text:span></text:span><text:span text:style-name="Strong_20_Emphasis"><text:span text:style-name="T27">. Activitat per empresa</text:span></text:span></text:h>
      <text:p text:style-name="Text_20_body"><text:span text:style-name="T27">Alemanya compta amb </text:span><text:span text:style-name="Strong_20_Emphasis"><text:span text:style-name="T27">8 empreses </text:span></text:span><text:span text:style-name="Strong_20_Emphasis"><text:span text:style-name="T31">venedores </text:span></text:span><text:span text:style-name="Strong_20_Emphasis"><text:span text:style-name="T27">actives </text:span></text:span><text:span text:style-name="Strong_20_Emphasis"><text:span text:style-name="T13">de les</text:span></text:span><text:span text:style-name="T27"> </text:span><text:span text:style-name="Strong_20_Emphasis"><text:span text:style-name="T27">100 companyies en funcionament</text:span></text:span><text:span text:style-name="T27">. No obstant això, l’activitat està </text:span><text:span text:style-name="Strong_20_Emphasis"><text:span text:style-name="T27">altament concentrada en una sola empresa</text:span></text:span><text:span text:style-name="T27">:</text:span></text:p>
      <text:list text:style-name="L11">
        <text:list-item>
          <text:p text:style-name="P9"><text:span text:style-name="Strong_20_Emphasis"><text:span text:style-name="T27">Nunc Interdum Incorporated</text:span></text:span><text:span text:style-name="T27"> ha realitzat </text:span><text:span text:style-name="Strong_20_Emphasis"><text:span text:style-name="T27">104 de les 111 transaccions</text:span></text:span><text:span text:style-name="T27"> </text:span><text:span text:style-name="T29">realitzades</text:span><text:span text:style-name="T27">.</text:span></text:p>
        </text:list-item>
        <text:list-item>
          <text:p text:style-name="P9"><text:span text:style-name="T27">Les altres </text:span><text:span text:style-name="Strong_20_Emphasis"><text:span text:style-name="T27">7 empreses han fet una única transacció cadascuna</text:span></text:span><text:span text:style-name="T27">.</text:span></text:p>
        </text:list-item>
      </text:list>
      <text:p text:style-name="Text_20_body"><text:span text:style-name="T27">Aquesta concentració indica </text:span><text:span text:style-name="Strong_20_Emphasis"><text:span text:style-name="T27">una forta dependència d’un</text:span></text:span><text:span text:style-name="Strong_20_Emphasis"><text:span text:style-name="T31">a</text:span></text:span><text:span text:style-name="Strong_20_Emphasis"><text:span text:style-name="T27"> sol</text:span></text:span><text:span text:style-name="Strong_20_Emphasis"><text:span text:style-name="T31">a</text:span></text:span><text:span text:style-name="Strong_20_Emphasis"><text:span text:style-name="T27"> </text:span></text:span><text:span text:style-name="Strong_20_Emphasis"><text:span text:style-name="T31">empresa venedora alermanya</text:span></text:span><text:span text:style-name="T27">, fet que pot suposar un risc operatiu si no es diversifica la base d'empreses </text:span><text:span text:style-name="T31">que ofereixen productes en </text:span><text:span text:style-name="T27">el mercat alemany.</text:span></text:p>
      <text:p text:style-name="P6"/>
      <text:h text:style-name="Heading_20_3" text:outline-level="3"><text:soft-page-break/><text:span text:style-name="Strong_20_Emphasis"><text:span text:style-name="T29">4</text:span></text:span><text:span text:style-name="Strong_20_Emphasis"><text:span text:style-name="T27">. Origen dels usuaris i comportament per mercat</text:span></text:span></text:h>
      <text:p text:style-name="Text_20_body"><text:span text:style-name="T31">Hi ha</text:span><text:span text:style-name="T27"> </text:span><text:span text:style-name="Strong_20_Emphasis"><text:span text:style-name="T27">76 usuaris </text:span></text:span><text:span text:style-name="Strong_20_Emphasis"><text:span text:style-name="T31">que </text:span></text:span><text:span text:style-name="Strong_20_Emphasis"><text:span text:style-name="T27">han realitzat compres a empreses d’Alemanya</text:span></text:span><text:span text:style-name="T27">:</text:span></text:p>
      <text:list text:style-name="L13">
        <text:list-item>
          <text:p text:style-name="P11"><text:span text:style-name="Strong_20_Emphasis"><text:span text:style-name="T27">3 usuaris han tingut almenys una transacció rebutjada</text:span></text:span><text:span text:style-name="T27">.</text:span></text:p>
        </text:list-item>
        <text:list-item>
          <text:p text:style-name="P11"><text:span text:style-name="Strong_20_Emphasis"><text:span text:style-name="T27">2 usuaris han tingut dues o més transaccions rebutjades durant l’any 2021</text:span></text:span><text:span text:style-name="T27">.</text:span></text:p>
        </text:list-item>
      </text:list>
      <text:p text:style-name="P23"><text:span text:style-name="T27">Aquestes dades poden ser útils per </text:span><text:span text:style-name="Strong_20_Emphasis"><text:span text:style-name="T27">identificar usuaris amb incidències recurrents</text:span></text:span><text:span text:style-name="T27">, i per investigar si aquestes es concentren en certs perfils o períodes concrets.</text:span></text:p>
      <text:p text:style-name="P3"/>
      <text:h text:style-name="Heading_20_3" text:outline-level="3"><text:span text:style-name="Strong_20_Emphasis"><text:span text:style-name="T31">5</text:span></text:span><text:span text:style-name="Strong_20_Emphasis"><text:span text:style-name="T27">. Temporada i fluctuacions mensuals</text:span></text:span></text:h>
      <text:p text:style-name="Text_20_body"><text:span text:style-name="T27">A nivell general, </text:span><text:span text:style-name="Strong_20_Emphasis"><text:span text:style-name="T27">novembre i gener són els mesos amb menor rendiment</text:span></text:span><text:span text:style-name="T27">.</text:span></text:p>
      <text:p text:style-name="Text_20_body"><text:span text:style-name="T27">Tanmateix, </text:span><text:span text:style-name="Strong_20_Emphasis"><text:span text:style-name="T27">Alemanya presenta una anomalia destacable: el mes de juliol mostra una caiguda molt significativa en el nombre o volum de transaccions</text:span></text:span><text:span text:style-name="T27">. Caldria analitzar si això respon a l’estacionalitat del mercat (vacances d’estiu, períodes de tancament d’empreses, etc.) o a factors puntuals que podrien repetir-se.</text:span></text:p>
      <text:p text:style-name="P5"/>
      <text:h text:style-name="Heading_20_3" text:outline-level="3"><text:span text:style-name="Strong_20_Emphasis"><text:span text:style-name="T27">Conclusions principals</text:span></text:span></text:h>
      <text:list text:style-name="L14">
        <text:list-item>
          <text:p text:style-name="P12"><text:span text:style-name="Strong_20_Emphasis"><text:span text:style-name="T27">Alemanya és el país amb més activitat transaccional</text:span></text:span><text:span text:style-name="T27">, amb un </text:span><text:span text:style-name="Strong_20_Emphasis"><text:span text:style-name="T27">22% del total de transaccions realitzades</text:span></text:span><text:span text:style-name="T27">, i lidera també en nombre d’usuaris i volum de vendes.</text:span></text:p>
        </text:list-item>
        <text:list-item>
          <text:p text:style-name="P12"><text:span text:style-name="T27">Hi ha </text:span><text:span text:style-name="Strong_20_Emphasis"><text:span text:style-name="T27">una concentració excessiva d’activitat en una sola empresa alemanya</text:span></text:span><text:span text:style-name="T27">, fet que pot implicar un risc de dependència.</text:span></text:p>
        </text:list-item>
        <text:list-item>
          <text:p text:style-name="P12"><text:span text:style-name="Strong_20_Emphasis"><text:span text:style-name="T27">El nombre de transaccions rebutjades supera l’objectiu</text:span></text:span><text:span text:style-name="T27">, per tant s’hauria de revisar el procés per detectar i corregir errors recurrents.</text:span></text:p>
        </text:list-item>
        <text:list-item>
          <text:p text:style-name="P12"><text:span text:style-name="T27">El mes de </text:span><text:span text:style-name="Strong_20_Emphasis"><text:span text:style-name="T27">juliol presenta una davallada destacada. </text:span></text:span><text:span text:style-name="Strong_20_Emphasis"><text:span text:style-name="T15">Investigar quina és la </text:span></text:span><text:span text:style-name="Strong_20_Emphasis"><text:span text:style-name="T16">possible </text:span></text:span><text:span text:style-name="Strong_20_Emphasis"><text:span text:style-name="T15">causa</text:span></text:span><text:span text:style-name="T27">.</text:span></text:p>
        </text:list-item>
        <text:list-item>
          <text:p text:style-name="P12"><text:span text:style-name="T27">Les dades de l’any 2022 són </text:span><text:span text:style-name="Strong_20_Emphasis"><text:span text:style-name="T27">parcials</text:span></text:span><text:span text:style-name="T27">, i cal tenir precaució a l’hora d’extreure conclusions a partir d’elles.</text:span></text:p>
        </text:list-item>
      </text:list>
      <text:p text:style-name="Horizontal_20_Line"><text:span text:style-name="Strong_20_Emphasis"><text:span text:style-name="T36"/></text:span></text:p>
      <text:h text:style-name="P2" text:outline-level="3"><text:span text:style-name="Strong_20_Emphasis"><text:span text:style-name="T24"/>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08T12:45:07.903000000</meta:creation-date>
    <dc:date>2025-07-08T14:00:56.047000000</dc:date>
    <meta:editing-duration>PT10M27S</meta:editing-duration>
    <meta:editing-cycles>4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32" meta:word-count="525" meta:character-count="3294" meta:non-whitespace-character-count="2814"/>
  </office:meta>
</office:document-meta>
</file>